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6">
      <style:paragraph-properties fo:text-align="justify" style:justify-single-word="false"/>
      <style:text-properties fo:font-weight="bold" officeooo:paragraph-rsid="0021e308" style:font-weight-asian="bold" style:font-weight-complex="bold"/>
    </style:style>
    <style:style style:name="P2" style:family="paragraph" style:parent-style-name="Standard" style:list-style-name="L6">
      <style:paragraph-properties fo:text-align="justify" style:justify-single-word="false"/>
      <style:text-properties fo:font-weight="bold" officeooo:rsid="0021e308" officeooo:paragraph-rsid="0021e308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21e308" officeooo:paragraph-rsid="0021e30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0f292" officeooo:paragraph-rsid="0010f292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0f292" officeooo:paragraph-rsid="0021bf7f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2pt" fo:font-weight="bold" officeooo:rsid="0010f292" officeooo:paragraph-rsid="0010f292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0f292" officeooo:paragraph-rsid="0021bf7f" style:font-size-asian="12pt" style:font-weight-asian="bold" style:font-size-complex="12pt" style:font-weight-complex="bold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Times new roman" fo:font-size="12pt" fo:font-weight="bold" officeooo:rsid="0030ba8c" officeooo:paragraph-rsid="00165cdd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text-properties style:font-name="Times new roman" fo:font-size="12pt" fo:font-weight="bold" officeooo:rsid="00121231" officeooo:paragraph-rsid="00121231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imes new roman" fo:font-size="12pt" fo:font-weight="bold" officeooo:rsid="00121231" officeooo:paragraph-rsid="00121231" style:font-size-asian="12pt" style:font-weight-asian="bold" style:font-size-complex="12pt" style:font-weight-complex="bold"/>
    </style:style>
    <style:style style:name="P11" style:family="paragraph" style:parent-style-name="Standard" style:list-style-name="L3">
      <style:text-properties style:font-name="Times new roman" fo:font-size="12pt" fo:font-weight="bold" officeooo:rsid="001d78c3" officeooo:paragraph-rsid="001d78c3" style:font-size-asian="12pt" style:font-weight-asian="bold" style:font-size-complex="12pt" style:font-weight-complex="bold"/>
    </style:style>
    <style:style style:name="P12" style:family="paragraph" style:parent-style-name="Standard" style:list-style-name="L3">
      <style:text-properties style:font-name="Times new roman" fo:font-size="12pt" fo:font-weight="bold" officeooo:rsid="001d78c3" officeooo:paragraph-rsid="001e404b" style:font-size-asian="12pt" style:font-weight-asian="bold" style:font-size-complex="12pt" style:font-weight-complex="bold"/>
    </style:style>
    <style:style style:name="P13" style:family="paragraph" style:parent-style-name="Standard" style:list-style-name="L3">
      <style:text-properties style:font-name="Times new roman" fo:font-size="12pt" fo:font-weight="bold" officeooo:rsid="001d78c3" officeooo:paragraph-rsid="0020cea4" style:font-size-asian="12pt" style:font-weight-asian="bold" style:font-size-complex="12pt" style:font-weight-complex="bold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Times new roman" fo:font-size="12pt" fo:font-weight="bold" officeooo:rsid="001d78c3" officeooo:paragraph-rsid="0020cea4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Times new roman" fo:font-size="12pt" fo:font-weight="bold" officeooo:rsid="001ecd2f" officeooo:paragraph-rsid="001ecd2f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1e308" officeooo:paragraph-rsid="0021e308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1e308" officeooo:paragraph-rsid="00255459" style:font-size-asian="12pt" style:font-weight-asian="bold" style:font-size-complex="12pt" style:font-weight-complex="bold"/>
    </style:style>
    <style:style style:name="P18" style:family="paragraph" style:parent-style-name="Standard" style:list-style-name="L11">
      <style:paragraph-properties fo:text-align="justify" style:justify-single-word="false"/>
      <style:text-properties style:font-name="Times new roman" fo:font-size="12pt" fo:font-weight="bold" officeooo:rsid="002646f8" officeooo:paragraph-rsid="002646f8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ba00e" officeooo:paragraph-rsid="002ba00e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d279b" officeooo:paragraph-rsid="002d279b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f0390" officeooo:paragraph-rsid="002f0390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Times new roman" fo:font-size="12pt" officeooo:rsid="0010f292" officeooo:paragraph-rsid="0010f292" style:font-size-asian="12pt" style:font-size-complex="12pt"/>
    </style:style>
    <style:style style:name="P23" style:family="paragraph" style:parent-style-name="Standard" style:list-style-name="L5">
      <style:paragraph-properties fo:text-align="justify" style:justify-single-word="false"/>
      <style:text-properties officeooo:paragraph-rsid="0021e308"/>
    </style:style>
    <style:style style:name="P24" style:family="paragraph" style:parent-style-name="Standard" style:list-style-name="L7">
      <style:paragraph-properties fo:text-align="justify" style:justify-single-word="false"/>
      <style:text-properties officeooo:paragraph-rsid="0021e308"/>
    </style:style>
    <style:style style:name="P25" style:family="paragraph" style:parent-style-name="Standard" style:list-style-name="L8">
      <style:paragraph-properties fo:text-align="justify" style:justify-single-word="false"/>
      <style:text-properties officeooo:paragraph-rsid="0021e308"/>
    </style:style>
    <style:style style:name="P26" style:family="paragraph" style:parent-style-name="Standard">
      <style:paragraph-properties fo:text-align="justify" style:justify-single-word="false"/>
      <style:text-properties officeooo:paragraph-rsid="002299f1"/>
    </style:style>
    <style:style style:name="P27" style:family="paragraph" style:parent-style-name="Standard" style:list-style-name="L9">
      <style:paragraph-properties fo:text-align="justify" style:justify-single-word="false"/>
      <style:text-properties officeooo:paragraph-rsid="0021e308"/>
    </style:style>
    <style:style style:name="P28" style:family="paragraph" style:parent-style-name="Standard" style:list-style-name="L10">
      <style:paragraph-properties fo:text-align="justify" style:justify-single-word="false"/>
      <style:text-properties officeooo:paragraph-rsid="0021e308"/>
    </style:style>
    <style:style style:name="T1" style:family="text">
      <style:text-properties officeooo:rsid="0015a623"/>
    </style:style>
    <style:style style:name="T2" style:family="text">
      <style:text-properties officeooo:rsid="0016ed67"/>
    </style:style>
    <style:style style:name="T3" style:family="text">
      <style:text-properties officeooo:rsid="001b79c6"/>
    </style:style>
    <style:style style:name="T4" style:family="text">
      <style:text-properties officeooo:rsid="001e404b"/>
    </style:style>
    <style:style style:name="T5" style:family="text">
      <style:text-properties style:font-name="Times new roman" fo:font-size="12pt" fo:font-weight="bold" officeooo:rsid="001d78c3" style:font-size-asian="12pt" style:font-weight-asian="bold" style:font-size-complex="12pt" style:font-weight-complex="bold"/>
    </style:style>
    <style:style style:name="T6" style:family="text">
      <style:text-properties style:font-name="Times new roman" fo:font-size="12pt" fo:font-weight="bold" officeooo:rsid="0021e308" style:font-size-asian="12pt" style:font-weight-asian="bold" style:font-size-complex="12pt" style:font-weight-complex="bold"/>
    </style:style>
    <style:style style:name="T7" style:family="text">
      <style:text-properties style:font-name="Times new roman" fo:font-size="12pt" fo:font-weight="bold" officeooo:rsid="002adc21" style:font-size-asian="12pt" style:font-weight-asian="bold" style:font-size-complex="12pt" style:font-weight-complex="bold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officeooo:rsid="002031fb"/>
    </style:style>
    <style:style style:name="T10" style:family="text">
      <style:text-properties officeooo:rsid="0021bf7f"/>
    </style:style>
    <style:style style:name="T11" style:family="text">
      <style:text-properties officeooo:rsid="00240683"/>
    </style:style>
    <style:style style:name="T12" style:family="text">
      <style:text-properties officeooo:rsid="00255459"/>
    </style:style>
    <style:style style:name="T13" style:family="text">
      <style:text-properties officeooo:rsid="002646f8"/>
    </style:style>
    <style:style style:name="T14" style:family="text">
      <style:text-properties officeooo:rsid="002a1159"/>
    </style:style>
    <style:style style:name="T15" style:family="text">
      <style:text-properties officeooo:rsid="002adc21"/>
    </style:style>
    <style:style style:name="T16" style:family="text">
      <style:text-properties officeooo:rsid="002e00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HCP and DNS Configuration</text:p>
      <text:p text:style-name="P4">Program – 5</text:p>
      <text:p text:style-name="P4">DHCP Configuration</text:p>
      <text:p text:style-name="P22"/>
      <text:p text:style-name="P6"/>
      <text:p text:style-name="P6">Step 1: Open Virt-manager <text:s/>and create Isolated Network <text:s/></text:p>
      <text:list xml:id="list8085055948724095549" text:style-name="L2">
        <text:list-item>
          <text:list>
            <text:list-item>
              <text:p text:style-name="P8">Edit --&gt; Connection Details --&gt;Virtual Networks --&gt; Click on Plus Symbol</text:p>
            </text:list-item>
            <text:list-item>
              <text:p text:style-name="P8">Provide Network Name <text:s/><text:span text:style-name="T2">(DHCP)</text:span>--&gt; Click Forward</text:p>
            </text:list-item>
            <text:list-item>
              <text:p text:style-name="P8">Unclick on Ipv4 network address space defination --&gt; Click Forward</text:p>
            </text:list-item>
            <text:list-item>
              <text:p text:style-name="P8">--&gt; Click Forward</text:p>
            </text:list-item>
            <text:list-item>
              <text:p text:style-name="P8">--&gt; Click Finish</text:p>
            </text:list-item>
          </text:list>
        </text:list-item>
      </text:list>
      <text:p text:style-name="P6"/>
      <text:p text:style-name="P6">Step 2: Create VM (VM1) with two Interface</text:p>
      <text:p text:style-name="P6"><text:tab/>ens3: Isolated Network</text:p>
      <text:p text:style-name="P6"><text:tab/>ens8: default nating</text:p>
      <text:p text:style-name="P6"/>
      <text:p text:style-name="P6">Step3: Create 2 VM (VM2 and VM3) with isolated Network</text:p>
      <text:p text:style-name="P6"/>
      <text:p text:style-name="P6">Step4: Go to VM1 </text:p>
      <text:list xml:id="list2058692202566285850" text:style-name="L1">
        <text:list-item>
          <text:p text:style-name="P9">sudo apt-get update</text:p>
        </text:list-item>
        <text:list-item>
          <text:p text:style-name="P9">sudo apt-get install dnsmasq</text:p>
        </text:list-item>
        <text:list-item>
          <text:p text:style-name="P9">sudo nano /etc/dnsmasq.conf</text:p>
          <text:list>
            <text:list-item>
              <text:p text:style-name="P9">uncomment interface and provide interface name <text:span text:style-name="T3">(ens3)</text:span></text:p>
            </text:list-item>
            <text:list-item>
              <text:p text:style-name="P9">uncomment dhcp-range and provide the range of ip iddress <text:span text:style-name="T3">(any Ip range)</text:span></text:p>
            </text:list-item>
            <text:list-item>
              <text:p text:style-name="P9">save and exit</text:p>
            </text:list-item>
          </text:list>
        </text:list-item>
        <text:list-item>
          <text:p text:style-name="P9">Assign Static Ip to ens3</text:p>
        </text:list-item>
        <text:list-item>
          <text:p text:style-name="P9">restart the dnsmasq <text:span text:style-name="T1">service</text:span></text:p>
          <text:list>
            <text:list-item>
              <text:p text:style-name="P9">sudo /etc/init.d/dnsmasq restart</text:p>
            </text:list-item>
            <text:list-item>
              <text:p text:style-name="P9"/>
            </text:list-item>
          </text:list>
        </text:list-item>
      </text:list>
      <text:p text:style-name="P10">Step5: Obtain Dynamic Ip address for VM2 and VM3</text:p>
      <text:list xml:id="list5642271956097486812" text:style-name="L3">
        <text:list-item>
          <text:p text:style-name="P11">VM1: 172.16.65.20 (static Ip)</text:p>
        </text:list-item>
        <text:list-item>
          <text:p text:style-name="P12">VM2: <text:span text:style-name="T4">172.16.65.9 (Dynamic Ip)</text:span></text:p>
        </text:list-item>
        <text:list-item>
          <text:p text:style-name="P11">VM3: <text:span text:style-name="T4">172.16.65.6 (Dynamic Ip)</text:span></text:p>
        </text:list-item>
      </text:list>
      <text:p text:style-name="P15"/>
      <text:p text:style-name="P10"/>
      <text:p text:style-name="P10"/>
      <text:p text:style-name="P5"><text:span text:style-name="T9">DNS</text:span> Configuration</text:p>
      <text:p text:style-name="P7">Step 1: <text:span text:style-name="T10">Create <text:s/>3 VM (Any way Already Created)</text:span></text:p>
      <text:list xml:id="list224535579206813" text:continue-numbering="true" text:style-name="L3">
        <text:list-item>
          <text:list>
            <text:list-item>
              <text:p text:style-name="P13">VM1: 172.16.65.20 </text:p>
            </text:list-item>
            <text:list-item>
              <text:p text:style-name="P13">VM2: <text:span text:style-name="T4">172.16.65.9 </text:span></text:p>
            </text:list-item>
            <text:list-item>
              <text:p text:style-name="P14">VM3: <text:span text:style-name="T4">172.16.65.6 </text:span></text:p>
              <text:p text:style-name="P14"/>
            </text:list-item>
          </text:list>
        </text:list-item>
      </text:list>
      <text:p text:style-name="P16">2. open dnsmasq.conf file in <text:span text:style-name="T14">VM1</text:span></text:p>
      <text:list xml:id="list4342056102431022905" text:style-name="L5">
        <text:list-item>
          <text:p text:style-name="P23"><text:span text:style-name="T6">sudo nano /etc/dnsmasq.conf</text:span></text:p>
          <text:p text:style-name="P23"><text:span text:style-name="T6"/></text:p>
        </text:list-item>
      </text:list>
      <text:p text:style-name="P16">3. Add following Lines </text:p>
      <text:list xml:id="list5281623868168301496" text:style-name="L6">
        <text:list-item>
          <text:p text:style-name="P1">addn-hosts=/etc/hostname.list</text:p>
        </text:list-item>
        <text:list-item>
          <text:p text:style-name="P2">Save and Exit</text:p>
        </text:list-item>
      </text:list>
      <text:p text:style-name="P3"/>
      <text:p text:style-name="P3"/>
      <text:p text:style-name="P3"><text:soft-page-break/><text:span text:style-name="T8">4. Create new file called hostname.list</text:span></text:p>
      <text:list xml:id="list207682054804501383" text:style-name="L7">
        <text:list-item>
          <text:p text:style-name="P24"><text:span text:style-name="T6">sudo touch /etc/hostname.list</text:span></text:p>
          <text:p text:style-name="P24"><text:span text:style-name="T6"/></text:p>
        </text:list-item>
      </text:list>
      <text:p text:style-name="P16">6. Create the hostname.list file by typing following command</text:p>
      <text:list xml:id="list2181301018169261188" text:style-name="L8">
        <text:list-item>
          <text:p text:style-name="P25"><text:span text:style-name="T6">sudo nano hostname.list</text:span></text:p>
        </text:list-item>
      </text:list>
      <text:p text:style-name="P26"><text:span text:style-name="T6"><text:tab/><text:tab/></text:span><text:span text:style-name="T7">VM1:</text:span><text:span text:style-name="T6"> </text:span><text:span text:style-name="T5">172.16.65.20 <text:s/></text:span></text:p>
      <text:p text:style-name="P17"><text:s/><text:tab/><text:tab/><text:span text:style-name="T15">VM2: 172.16.65.9 </text:span><text:s/><text:span text:style-name="T11">AAA-BBB-CCC</text:span>.com</text:p>
      <text:p text:style-name="P17"><text:s/><text:tab/><text:tab/><text:span text:style-name="T15">VM3: 172.16.65.6 </text:span><text:s/><text:span text:style-name="T12">BBB-CCC-AAA</text:span>.com</text:p>
      <text:list xml:id="list7131245474549669094" text:style-name="L9">
        <text:list-item>
          <text:p text:style-name="P27"><text:span text:style-name="T6">Save and Exit</text:span></text:p>
        </text:list-item>
      </text:list>
      <text:p text:style-name="P16"/>
      <text:p text:style-name="P16">7. restart dnsmasq <text:s/>service</text:p>
      <text:list xml:id="list9101430717050329846" text:style-name="L10">
        <text:list-item>
          <text:p text:style-name="P28"><text:span text:style-name="T6">sudo /etc/init.d/dnsmasq restart</text:span></text:p>
        </text:list-item>
      </text:list>
      <text:p text:style-name="P16">8. nslookup <text:span text:style-name="T13">ipaddress</text:span></text:p>
      <text:list xml:id="list2844460277546560766" text:style-name="L11">
        <text:list-item>
          <text:p text:style-name="P18">nslookup 172.16.65.9</text:p>
        </text:list-item>
        <text:list-item>
          <text:p text:style-name="P18">nslookup 172.16.65.6</text:p>
        </text:list-item>
      </text:list>
      <text:p text:style-name="P16">9. ping all system using domain Name or ip</text:p>
      <text:p text:style-name="P16"/>
      <text:p text:style-name="P16">10. if you require capture packets in pc using tcpdump</text:p>
      <text:p text:style-name="P16"/>
      <text:p text:style-name="P19">11. Ping from VM3 to VM2 through domain name</text:p>
      <text:p text:style-name="P19"/>
      <text:p text:style-name="P20">Packets will be Moving from </text:p>
      <text:p text:style-name="P20">VM3 -&gt; VM1 -&gt; VM2 <text:span text:style-name="T16">(If you Need to clarify, Capture packets in VM1)<text:tab/></text:span></text:p>
      <text:p text:style-name="P20"/>
      <text:p text:style-name="P21">Thank Yo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21:47:03.097455760</meta:creation-date>
    <dc:date>2018-12-20T22:43:20.595583451</dc:date>
    <meta:editing-duration>PT56M4S</meta:editing-duration>
    <meta:editing-cycles>28</meta:editing-cycles>
    <meta:generator>LibreOffice/5.1.6.2$Linux_X86_64 LibreOffice_project/10m0$Build-2</meta:generator>
    <meta:document-statistic meta:table-count="0" meta:image-count="0" meta:object-count="0" meta:page-count="2" meta:paragraph-count="60" meta:word-count="311" meta:character-count="1807" meta:non-whitespace-character-count="1564"/>
  </office:meta>
</office:document-meta>
</file>